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Helvetica Neue" svg:font-family="&quot;Helvetica Neue&quot;"/>
    <style:font-face style:name="'Helvetica Neue'" svg:font-family="&quot;'Helvetica Neue'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134F5C"/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24pt" style:font-size-asian="24pt" style:font-size-complex="2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#134F5C"/>
    </style:style>
    <style:style style:name="ce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45818E" style:repeat-content="false"/>
      <style:paragraph-properties fo:text-align="start" fo:margin-left="0cm"/>
      <style:text-properties fo:color="#FFFFFF" fo:font-size="24pt" style:font-size-asian="24pt" style:font-size-complex="24pt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fo:background-color="#45818E" style:repeat-content="false"/>
      <style:paragraph-properties fo:text-align="start" fo:margin-left="0cm"/>
      <style:text-properties fo:color="#FFFFFF" fo:font-size="24pt" style:font-size-asian="24pt" style:font-size-complex="24pt"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middle" fo:wrap-option="wrap" fo:background-color="#134F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134F5C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1">
      <style:table-cell-properties style:vertical-align="middle" fo:background-color="#76A5AF" style:repeat-content="false"/>
      <style:paragraph-properties fo:text-align="center"/>
      <style:text-properties fo:color="#FFFFFF" style:font-name="Helvetica Neue" style:font-name-asian="Helvetica Neue" style:font-name-complex="Helvetica Neue" fo:font-weight="bold" style:font-weight-asian="bold" style:font-weight-complex="bold"/>
    </style:style>
    <style:style style:name="ce12" style:family="table-cell" style:parent-style-name="Default" style:data-style-name="N1">
      <style:table-cell-properties style:vertical-align="middle" fo:wrap-option="wrap" fo:background-color="#76A5AF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style:vertical-align="middle" fo:background-color="#45818E" style:repeat-content="false"/>
      <style:paragraph-properties fo:text-align="center"/>
      <style:text-properties fo:color="#FFFFFF" style:font-name="'Helvetica Neue'" style:font-name-asian="'Helvetica Neue'" style:font-name-complex="'Helvetica Neue'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45818E"/>
      <style:text-properties fo:color="#FFFFF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middle" fo:wrap-option="wrap" fo:background-color="#D0E0E3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#D0E0E3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style:vertical-align="middle" fo:wrap-option="wrap" fo:background-color="#D0E0E3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automatic" fo:background-color="#D0E0E3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fo:wrap-option="wrap" fo:background-color="#45818E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ackground-color="#45818E"/>
    </style:style>
    <style:style style:name="ce24" style:family="table-cell" style:parent-style-name="Default" style:data-style-name="N1">
      <style:table-cell-properties style:vertical-align="middle" fo:wrap-option="wrap" fo:background-color="#76A5A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45818E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D0E0E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45818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wrap-option="wrap" fo:background-color="#45818E"/>
      <style:text-properties fo:color="#FFFFF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5.35516666666667cm"/>
    </style:style>
    <style:style style:name="co3" style:family="table-column">
      <style:table-column-properties fo:break-before="auto" style:column-width="9.144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43933333333333cm"/>
    </style:style>
    <style:style style:name="co6" style:family="table-column">
      <style:table-column-properties fo:break-before="auto" style:column-width="8.59366666666667cm"/>
    </style:style>
    <style:style style:name="co7" style:family="table-column">
      <style:table-column-properties fo:break-before="auto" style:column-width="9.22866666666667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5.67266666666667cm"/>
    </style:style>
    <style:style style:name="co10" style:family="table-column">
      <style:table-column-properties fo:break-before="auto" style:column-width="1.24883333333333cm"/>
    </style:style>
    <style:style style:name="co11" style:family="table-column">
      <style:table-column-properties fo:break-before="auto" style:column-width="5.3128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26.4pt" style:use-optimal-row-height="true" fo:break-before="auto"/>
    </style:style>
    <style:style style:name="ro8" style:family="table-row">
      <style:table-row-properties style:row-height="41.4pt" style:use-optimal-row-height="true" fo:break-before="auto"/>
    </style:style>
    <style:style style:name="ro9" style:family="table-row">
      <style:table-row-properties style:row-height="46.8pt" style:use-optimal-row-height="tru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Ready to Test&quot;;&quot;Pass&quot;;&quot;Fail&quot;;&quot;Block / Skip&quot;)">
          <table:help-message/>
          <table:error-message table:display="true"/>
        </table:content-validation>
        <table:content-validation table:name="val2" table:condition="of:cell-content-is-in-list(&quot;Ready to Test&quot;;&quot;Pass&quot;;&quot;Fail&quot;;&quot;Block / Skip&quot;)">
          <table:help-message/>
          <table:error-message table:display="true"/>
        </table:content-validation>
      </table:content-validations>
      <table:table table:name="İ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-group table:display="false">
          <table:table-column table:style-name="co1" table:default-cell-style-name="ce1" table:visibility="collapse"/>
        </table:table-column-group>
        <table:table-column table:style-name="co1" table:default-cell-style-name="ce1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number-columns-spanned="2" table:number-rows-spanned="1" table:style-name="ce6"/>
          <table:covered-table-cell/>
          <table:table-cell table:style-name="ce2"/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7">
            <text:p>Proje Adı</text:p>
          </table:table-cell>
          <table:covered-table-cell/>
          <table:table-cell office:value-type="string" table:style-name="ce3">
            <text:p>Trendyol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7">
            <text:p>Designed By</text:p>
          </table:table-cell>
          <table:covered-table-cell/>
          <table:table-cell office:value-type="string" table:style-name="ce4">
            <text:p>Dilan GÜN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8">
            <text:p>Chrome Versions</text:p>
          </table:table-cell>
          <table:covered-table-cell/>
          <table:table-cell office:value-type="string" table:style-name="ce4">
            <text:p>120.0.6099.217</text:p>
          </table:table-cell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7">
            <text:p>Teslim Tarihi</text:p>
          </table:table-cell>
          <table:covered-table-cell/>
          <table:table-cell office:value-type="date" office:date-value="2024-01-14T00:00:00" table:style-name="ce5">
            <text:p>14-Oca-2024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Sign-Up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3">
          <table:table-cell office:value-type="string" table:style-name="ce9">
            <text:p>Adım</text:p>
          </table:table-cell>
          <table:table-cell office:value-type="string" table:style-name="ce10">
            <text:p>Action</text:p>
          </table:table-cell>
          <table:table-cell office:value-type="string" table:style-name="ce10">
            <text:p>Expected Result</text:p>
          </table:table-cell>
          <table:table-cell office:value-type="string" table:style-name="ce10">
            <text:p>Web<text:s/></text:p>
          </table:table-cell>
          <table:table-cell office:value-type="string" table:style-name="ce10">
            <text:p>Web Notes</text:p>
          </table:table-cell>
          <table:table-cell office:value-type="string" table:style-name="ce10">
            <text:p>iOS</text:p>
          </table:table-cell>
          <table:table-cell office:value-type="string" table:style-name="ce10">
            <text:p>iOS Notes</text:p>
          </table:table-cell>
          <table:table-cell office:value-type="string" table:style-name="ce10">
            <text:p>Android</text:p>
          </table:table-cell>
          <table:table-cell office:value-type="string" table:style-name="ce10">
            <text:p>Android Notes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Ön Koşul</text:p>
          </table:table-cell>
          <table:table-cell office:value-type="string" table:style-name="ce12">
            <text:p>1-Kayıt sayfası açıldı.</text:p>
          </table:table-cell>
          <table:table-cell table:number-columns-repeated="7" table:style-name="ce12"/>
          <table:table-cell table:number-columns-repeated="16375"/>
        </table:table-row>
        <table:table-row table:style-name="ro5">
          <table:table-cell office:value-type="float" office:value="1" table:style-name="ce13">
            <text:p>1</text:p>
          </table:table-cell>
          <table:table-cell office:value-type="string" table:style-name="ce14">
            <text:p>Geçerli kullanıcı kimlik bilgilerini kullanarak kaydolun</text:p>
          </table:table-cell>
          <table:table-cell table:number-columns-repeated="7" table:style-name="ce14"/>
          <table:table-cell table:number-columns-repeated="16375"/>
        </table:table-row>
        <table:table-row table:style-name="ro4">
          <table:table-cell office:value-type="string" table:style-name="ce15">
            <text:p>1.1</text:p>
          </table:table-cell>
          <table:table-cell office:value-type="string" table:style-name="ce16">
            <text:p>Üye ol düğmesine tıklayın</text:p>
          </table:table-cell>
          <table:table-cell office:value-type="string" table:style-name="ce16">
            <text:p>Üye ol düğmesi seçildi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4">
          <table:table-cell office:value-type="string" table:style-name="ce15">
            <text:p>1.2</text:p>
          </table:table-cell>
          <table:table-cell office:value-type="string" table:style-name="ce19">
            <text:p>Geçerli bir <text:s/>kullanıcı adı girin</text:p>
          </table:table-cell>
          <table:table-cell office:value-type="string" table:style-name="ce19">
            <text:p>Kullanıcı adı başarıyla girildi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4">
          <table:table-cell office:value-type="string" table:style-name="ce15">
            <text:p>1.3</text:p>
          </table:table-cell>
          <table:table-cell office:value-type="string" table:style-name="ce19">
            <text:p>Geçerli bir e-posta giriniz</text:p>
          </table:table-cell>
          <table:table-cell office:value-type="string" table:style-name="ce19">
            <text:p>E-posta başarıyla girildi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6">
          <table:table-cell office:value-type="string" table:style-name="ce15">
            <text:p>1.4</text:p>
          </table:table-cell>
          <table:table-cell office:value-type="string" table:style-name="ce19">
            <text:p>Geçerli bir şifre girin</text:p>
          </table:table-cell>
          <table:table-cell office:value-type="string" table:style-name="ce19">
            <text:p>"Şifre başarıyla girildi -Şifre şifrelenmiştir (*********) (......)"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6">
          <table:table-cell office:value-type="string" table:style-name="ce15">
            <text:p>1.5</text:p>
          </table:table-cell>
          <table:table-cell office:value-type="string" table:style-name="ce19">
            <text:p>Kayıt ol'a tıklayın</text:p>
          </table:table-cell>
          <table:table-cell office:value-type="string" table:style-name="ce19">
            <text:p>"-Kayıt işlemi başarılı -Kullanıcı ana sayfaya yönlendirilir -Kullanıcıya doğrulama maili gönderildi"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5">
          <table:table-cell office:value-type="float" office:value="2" table:style-name="ce13">
            <text:p>2</text:p>
          </table:table-cell>
          <table:table-cell office:value-type="string" table:style-name="ce14">
            <text:p>Geçerli bir Facebook kullanıcısı kullanarak kaydolun(e-postası olan)</text:p>
          </table:table-cell>
          <table:table-cell table:number-columns-repeated="7" table:style-name="ce14"/>
          <table:table-cell table:number-columns-repeated="16375"/>
        </table:table-row>
        <table:table-row table:style-name="ro7">
          <table:table-cell office:value-type="string" table:style-name="ce15">
            <text:p>2.1</text:p>
          </table:table-cell>
          <table:table-cell office:value-type="string" table:style-name="ce16">
            <text:p>Facebook simgesine tıklayın</text:p>
          </table:table-cell>
          <table:table-cell office:value-type="string" table:style-name="ce16">
            <text:p>Kullanıcı, Facebook'u kullanarak kayıt olması için Facebook'a yönlendirilir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8">
          <table:table-cell office:value-type="string" table:style-name="ce15">
            <text:p>2.2</text:p>
          </table:table-cell>
          <table:table-cell office:value-type="string" table:style-name="ce19">
            <text:p>Yönlendirildiğinizde Facebook'a giriş yapın</text:p>
          </table:table-cell>
          <table:table-cell office:value-type="string" table:style-name="ce19">
            <text:p>"Kullanıcı uygulamaya geri döndürülür -Kayıt başarıyla tamamlandı -Kullanıcı ana sayfaya yönlendirilir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9">
          <table:table-cell office:value-type="float" office:value="3" table:style-name="ce13">
            <text:p>3</text:p>
          </table:table-cell>
          <table:table-cell office:value-type="string" table:style-name="ce14">
            <text:p>Geçerli bir Facebook kullanıcısı kullanarak kayıt olun (telefon numarası kullanarak Facebook'a kaydolan kişi)</text:p>
          </table:table-cell>
          <table:table-cell table:number-columns-repeated="7" table:style-name="ce14"/>
          <table:table-cell table:number-columns-repeated="16375"/>
        </table:table-row>
        <table:table-row table:style-name="ro10">
          <table:table-cell office:value-type="string" table:style-name="ce15">
            <text:p>3.1</text:p>
          </table:table-cell>
          <table:table-cell office:value-type="string" table:style-name="ce16">
            <text:p>Facebook simgesine tıklayın</text:p>
          </table:table-cell>
          <table:table-cell office:value-type="string" table:style-name="ce16">
            <text:p>Kullanıcı, Facebook'u kullanarak kayıt olması için Facebook'a yönlendirilir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6">
          <table:table-cell office:value-type="string" table:style-name="ce15">
            <text:p>3.2</text:p>
          </table:table-cell>
          <table:table-cell office:value-type="string" table:style-name="ce19">
            <text:p>Yönlendirildiğinizde Facebook'a giriş yapın</text:p>
          </table:table-cell>
          <table:table-cell office:value-type="string" table:style-name="ce19">
            <text:p>"Kullanıcı uygulamaya geri döndürülür -Kullanıcının e-postasını girmesi istenir</text:p>
          </table:table-cell>
          <table:table-cell office:value-type="string" table:content-validation-name="val1" table:style-name="ce17">
            <text:p>Pass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style-name="ce18"/>
          <table:table-cell table:number-columns-repeated="16375"/>
        </table:table-row>
        <table:table-row table:style-name="ro4">
          <table:table-cell office:value-type="string" table:style-name="ce15">
            <text:p>3.3</text:p>
          </table:table-cell>
          <table:table-cell office:value-type="string" table:style-name="ce19">
            <text:p>Geçerli bir e-posta giriniz</text:p>
          </table:table-cell>
          <table:table-cell office:value-type="string" table:style-name="ce19">
            <text:p>Yer tutucu kaldırıldı ve e-posta başarıyla girildi</text:p>
          </table:table-cell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6">
          <table:table-cell office:value-type="string" table:style-name="ce15">
            <text:p>3.4</text:p>
          </table:table-cell>
          <table:table-cell office:value-type="string" table:style-name="ce19">
            <text:p>Geçerli bir şifre girin</text:p>
            <text:p/>
          </table:table-cell>
          <table:table-cell office:value-type="string" table:style-name="ce19">
            <text:p>"Yer tutucu kaldırıldı ve şifre başarıyla girildi -Şifre şifrelenmiştir (*********) (......)"</text:p>
          </table:table-cell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6">
          <table:table-cell office:value-type="string" table:style-name="ce15">
            <text:p>3.5</text:p>
          </table:table-cell>
          <table:table-cell office:value-type="string" table:style-name="ce19">
            <text:p>Kayıt ol'a tıklayın</text:p>
          </table:table-cell>
          <table:table-cell office:value-type="string" table:style-name="ce19">
            <text:p>"-Kayıt işlemi başarılı -Kullanıcı ana sayfaya yönlendirilir -Kullanıcıya doğrulama maili gönderildi"</text:p>
          </table:table-cell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5">
          <table:table-cell office:value-type="float" office:value="4" table:style-name="ce13">
            <text:p>4</text:p>
          </table:table-cell>
          <table:table-cell office:value-type="string" table:style-name="ce14">
            <text:p>Geçerli Gmail kullanıcısını kullanarak kaydolun</text:p>
          </table:table-cell>
          <table:table-cell table:number-columns-repeated="7" table:style-name="ce14"/>
          <table:table-cell table:number-columns-repeated="16375"/>
        </table:table-row>
        <table:table-row table:style-name="ro4">
          <table:table-cell office:value-type="string" table:style-name="ce15">
            <text:p>4.1</text:p>
          </table:table-cell>
          <table:table-cell office:value-type="string" table:style-name="ce16">
            <text:p>Gmail simgesini tıklayın</text:p>
          </table:table-cell>
          <table:table-cell office:value-type="string" table:style-name="ce16">
            <text:p>Kullanıcı Gmail hesapları sayfasına yönlendirilir</text:p>
          </table:table-cell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number-columns-repeated="3" table:style-name="ce18"/>
          <table:table-cell table:number-columns-repeated="16375"/>
        </table:table-row>
        <table:table-row table:style-name="ro6">
          <table:table-cell office:value-type="string" table:style-name="ce15">
            <text:p>4.2</text:p>
          </table:table-cell>
          <table:table-cell office:value-type="string" table:style-name="ce19">
            <text:p>Bir hesap seçin</text:p>
          </table:table-cell>
          <table:table-cell office:value-type="string" table:style-name="ce19">
            <text:p>"-Kullanıcı uygulamaya yönlendirildi -Kayıt başarıyla tamamlandı -Kullanıcı ana sayfaya yönlendirilir</text:p>
          </table:table-cell>
          <table:table-cell office:value-type="string" table:content-validation-name="val1" table:style-name="ce17">
            <text:p>Ready to Test</text:p>
          </table:table-cell>
          <table:table-cell table:style-name="ce18"/>
          <table:table-cell office:value-type="string" table:content-validation-name="val1" table:style-name="ce17">
            <text:p>Ready to Test</text:p>
          </table:table-cell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5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6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7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5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number-columns-repeated="5" table:style-name="ce14"/>
          <table:table-cell table:number-columns-repeated="16375"/>
        </table:table-row>
        <table:table-row table:number-rows-repeated="3" table:style-name="ro4">
          <table:table-cell table:style-name="ce15"/>
          <table:table-cell table:style-name="ce20"/>
          <table:table-cell table:style-name="ce16"/>
          <table:table-cell table:content-validation-name="val1" table:style-name="ce17"/>
          <table:table-cell table:style-name="ce18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3">
          <table:table-cell table:style-name="ce13"/>
          <table:table-cell table:number-columns-spanned="3" table:number-rows-spanned="1" table:style-name="ce23"/>
          <table:covered-table-cell table:number-columns-repeated="2"/>
          <table:table-cell table:style-name="ce21"/>
          <table:table-cell table:style-name="ce14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number-columns-repeated="2" table:style-name="ce16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3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3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style-name="ro4">
          <table:table-cell table:style-name="ce15"/>
          <table:table-cell table:style-name="ce19"/>
          <table:table-cell table:style-name="ce16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8" table:style-name="ro4">
          <table:table-cell table:style-name="ce15"/>
          <table:table-cell table:number-columns-repeated="2" table:style-name="ce19"/>
          <table:table-cell table:content-validation-name="val1" table:style-name="ce17"/>
          <table:table-cell table:style-name="ce22"/>
          <table:table-cell table:content-validation-name="val1" table:style-name="ce17"/>
          <table:table-cell table:number-columns-repeated="3" table:style-name="ce18"/>
          <table:table-cell table:number-columns-repeated="16375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475" table:style-name="ro2">
          <table:table-cell table:number-columns-repeated="16384"/>
        </table:table-row>
      </table:table>
      <table:table table:name="Login" table:style-name="ta1"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5">
          <table:table-cell table:style-name="ce9"/>
          <table:table-cell office:value-type="string" table:style-name="ce10">
            <text:p>Action</text:p>
          </table:table-cell>
          <table:table-cell office:value-type="string" table:style-name="ce10">
            <text:p>Beklenen Sonuç</text:p>
            <text:p/>
          </table:table-cell>
          <table:table-cell office:value-type="string" table:style-name="ce10">
            <text:p>Web</text:p>
          </table:table-cell>
          <table:table-cell office:value-type="string" table:style-name="ce10">
            <text:p>Web Notes</text:p>
          </table:table-cell>
          <table:table-cell office:value-type="string" table:style-name="ce10">
            <text:p>iOS</text:p>
          </table:table-cell>
          <table:table-cell office:value-type="string" table:style-name="ce10">
            <text:p>İOS Notes</text:p>
          </table:table-cell>
          <table:table-cell office:value-type="string" table:style-name="ce10">
            <text:p>Android</text:p>
          </table:table-cell>
          <table:table-cell office:value-type="string" table:style-name="ce10">
            <text:p>Android Notes</text:p>
          </table:table-cell>
          <table:table-cell table:number-columns-repeated="16375"/>
        </table:table-row>
        <table:table-row table:style-name="ro8">
          <table:table-cell office:value-type="string" table:style-name="ce11">
            <text:p>Önkoşul</text:p>
          </table:table-cell>
          <table:table-cell office:value-type="string" table:style-name="ce12">
            <text:p>"-Kullanıcı Uygulamayı zaten indirdi -Kullanıcı uygulamada zaten oturum açmış durumda"</text:p>
          </table:table-cell>
          <table:table-cell table:number-columns-repeated="2"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number-columns-repeated="16375"/>
        </table:table-row>
        <table:table-row table:style-name="ro3">
          <table:table-cell office:value-type="float" office:value="1" table:style-name="ce13">
            <text:p>1</text:p>
          </table:table-cell>
          <table:table-cell office:value-type="string" table:style-name="ce14">
            <text:p>Geçerli bir e-posta adresiyle giriş yap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1.1</text:p>
          </table:table-cell>
          <table:table-cell office:value-type="string" table:style-name="ce16">
            <text:p>Geçerli bir e-posta adresi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.2</text:p>
          </table:table-cell>
          <table:table-cell office:value-type="string" table:style-name="ce19">
            <text:p>Geçerli bir şifre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.3</text:p>
          </table:table-cell>
          <table:table-cell office:value-type="string" table:style-name="ce19">
            <text:p>Click on "Start Dreaming"</text:p>
          </table:table-cell>
          <table:table-cell office:value-type="string" table:style-name="ce19">
            <text:p>-Kullanıcı başarıyla oturum açtı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2" table:style-name="ce13">
            <text:p>2</text:p>
          </table:table-cell>
          <table:table-cell office:value-type="string" table:style-name="ce14">
            <text:p>Geçerli bir e-posta kullanıcı adıyla giriş yap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2.1</text:p>
          </table:table-cell>
          <table:table-cell office:value-type="string" table:style-name="ce16">
            <text:p>Geçerli bir kullanıcı adı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2.2</text:p>
          </table:table-cell>
          <table:table-cell office:value-type="string" table:style-name="ce19">
            <text:p>Geçerli bir şifre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2.3</text:p>
          </table:table-cell>
          <table:table-cell office:value-type="string" table:style-name="ce19">
            <text:p>Click on "Start Dreaming"</text:p>
          </table:table-cell>
          <table:table-cell office:value-type="string" table:style-name="ce19">
            <text:p>-Kullanıcı başarıyla oturum açtı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number-columns-spanned="3" table:number-rows-spanned="1" table:style-name="ce28">
            <text:p>Kayıtlı olmayan bir e-postayla giriş yapın</text:p>
          </table:table-cell>
          <table:covered-table-cell table:number-columns-repeated="2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3.1</text:p>
          </table:table-cell>
          <table:table-cell office:value-type="string" table:style-name="ce20">
            <text:p>Kayıtlı olmayan bir E-posta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3.2</text:p>
          </table:table-cell>
          <table:table-cell office:value-type="string" table:style-name="ce20">
            <text:p>Bir parola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7">
          <table:table-cell office:value-type="string" table:style-name="ce15">
            <text:p>3.3</text:p>
          </table:table-cell>
          <table:table-cell office:value-type="string" table:style-name="ce20">
            <text:p>Click on "Start Dreaming"</text:p>
          </table:table-cell>
          <table:table-cell office:value-type="string" table:style-name="ce16">
            <text:p>- "E-posta/Şifrenin hatalı" olduğunu belirten bir Hata görüntüleniyo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4" table:style-name="ce13">
            <text:p>4</text:p>
          </table:table-cell>
          <table:table-cell office:value-type="string" table:style-name="ce14">
            <text:p>Kayıtlı olmayan bir kullanıcı adıyla giriş yap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4.1</text:p>
          </table:table-cell>
          <table:table-cell office:value-type="string" table:style-name="ce20">
            <text:p>Kayıtlı olmayan bir kullanıcı adı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4.2</text:p>
          </table:table-cell>
          <table:table-cell office:value-type="string" table:style-name="ce20">
            <text:p>Bir parola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7">
          <table:table-cell office:value-type="string" table:style-name="ce15">
            <text:p>4.3</text:p>
          </table:table-cell>
          <table:table-cell office:value-type="string" table:style-name="ce20">
            <text:p>Click on "Start Dreaming"</text:p>
          </table:table-cell>
          <table:table-cell office:value-type="string" table:style-name="ce16">
            <text:p>"Kullanıcı adı/Şifre hatalı" diyen bir hata çıkıyor</text:p>
            <text:p/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9">
          <table:table-cell office:value-type="float" office:value="5" table:style-name="ce13">
            <text:p>5</text:p>
          </table:table-cell>
          <table:table-cell office:value-type="string" table:style-name="ce14">
            <text:p>Geçerli bir e-posta ve geçersiz bir şifreyle giriş yapın</text:p>
            <text:p/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5.1</text:p>
          </table:table-cell>
          <table:table-cell office:value-type="string" table:style-name="ce16">
            <text:p>Geçerli bir e-posta giriniz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5.2</text:p>
          </table:table-cell>
          <table:table-cell office:value-type="string" table:style-name="ce19">
            <text:p>Geçersiz bir şifre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7">
          <table:table-cell office:value-type="string" table:style-name="ce15">
            <text:p>5.3</text:p>
            <text:p/>
          </table:table-cell>
          <table:table-cell office:value-type="string" table:style-name="ce19">
            <text:p>Click on "Start Dreaming"</text:p>
          </table:table-cell>
          <table:table-cell office:value-type="string" table:style-name="ce16">
            <text:p>- "E-posta/Şifrenin hatalı" olduğunu belirten bir Hata görüntüleniyo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6" table:style-name="ce13">
            <text:p>6</text:p>
          </table:table-cell>
          <table:table-cell office:value-type="string" table:style-name="ce14">
            <text:p>Geçerli bir kullanıcı adı ve geçersiz bir şifreyle giriş yap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6.1</text:p>
          </table:table-cell>
          <table:table-cell office:value-type="string" table:style-name="ce16">
            <text:p>Geçerli bir Kullanıcı Adı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6.2</text:p>
          </table:table-cell>
          <table:table-cell office:value-type="string" table:style-name="ce19">
            <text:p>Geçersiz bir şifre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6.3</text:p>
          </table:table-cell>
          <table:table-cell office:value-type="string" table:style-name="ce19">
            <text:p>Click on "Start Dreaming"</text:p>
          </table:table-cell>
          <table:table-cell office:value-type="string" table:style-name="ce16">
            <text:p>- "Kullanıcı adı/Şifre hatalı" diyen bir hata çıkıyo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7" table:style-name="ce13">
            <text:p>7</text:p>
          </table:table-cell>
          <table:table-cell office:value-type="string" table:style-name="ce25">
            <text:p>Tüm alanları boş bırakarak giriş yapın</text:p>
          </table:table-cell>
          <table:table-cell table:number-columns-repeated="2" table:style-name="ce25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11">
          <table:table-cell office:value-type="string" table:style-name="ce15">
            <text:p>7.1</text:p>
          </table:table-cell>
          <table:table-cell office:value-type="string" table:style-name="ce26">
            <text:p>Click on "Start Dreaming"</text:p>
          </table:table-cell>
          <table:table-cell office:value-type="string" table:style-name="ce16">
            <text:p>- E-posta ve Şifre alanlarında bir Hata simgesi görünür ve simgeye tıklandığında E-posta ve Şifre alanlarının boş olmaması gerektiğini belirten bir mesaj görüntüleni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3">
          <table:table-cell office:value-type="float" office:value="8" table:style-name="ce13">
            <text:p>8</text:p>
          </table:table-cell>
          <table:table-cell office:value-type="string" table:style-name="ce14">
            <text:p>Şifre alanı boş olarak oturum açın</text:p>
          </table:table-cell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number-columns-repeated="16375"/>
        </table:table-row>
        <table:table-row table:style-name="ro4">
          <table:table-cell office:value-type="string" table:style-name="ce15">
            <text:p>8.1</text:p>
          </table:table-cell>
          <table:table-cell office:value-type="string" table:style-name="ce16">
            <text:p>Geçerli bir E-posta/Kullanıcı adı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11">
          <table:table-cell office:value-type="string" table:style-name="ce15">
            <text:p>8.2</text:p>
          </table:table-cell>
          <table:table-cell office:value-type="string" table:style-name="ce19">
            <text:p>Click on "Start Dreaming"</text:p>
          </table:table-cell>
          <table:table-cell office:value-type="string" table:style-name="ce16">
            <text:p>- Şifre alanında Hata simgesi belirir ve simgeye tıklandığında Şifre alanının boş bırakılmaması gerektiğini belirten bir mesaj görüntülenir.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9" table:style-name="ce13">
            <text:p>9</text:p>
          </table:table-cell>
          <table:table-cell office:value-type="string" table:style-name="ce14">
            <text:p>GÖSTER/GİZLE düğmesinin çalıştığını doğrulay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9.1</text:p>
          </table:table-cell>
          <table:table-cell office:value-type="string" table:style-name="ce20">
            <text:p>Bir e-mail adresi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9.2</text:p>
          </table:table-cell>
          <table:table-cell office:value-type="string" table:style-name="ce20">
            <text:p>Bir parola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9.3</text:p>
          </table:table-cell>
          <table:table-cell office:value-type="string" table:style-name="ce20">
            <text:p>"GÖSTER"e tıklayın</text:p>
          </table:table-cell>
          <table:table-cell office:value-type="string" table:style-name="ce16">
            <text:p>- Şifre kullanıcıya gösterili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9.4</text:p>
          </table:table-cell>
          <table:table-cell office:value-type="string" table:style-name="ce19">
            <text:p>"GİZLE"ye tıklayın</text:p>
          </table:table-cell>
          <table:table-cell office:value-type="string" table:style-name="ce19">
            <text:p>- Şifre kullanıcıya şifreleni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10" table:style-name="ce13">
            <text:p>10</text:p>
          </table:table-cell>
          <table:table-cell office:value-type="string" table:style-name="ce14">
            <text:p>Oturum açma sırasında ekranın döndürüldüğünü doğrulay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10.1</text:p>
          </table:table-cell>
          <table:table-cell office:value-type="string" table:style-name="ce16">
            <text:p>Geçerli bir E-posta Adresi veya kullanıcı adı giri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0.2</text:p>
          </table:table-cell>
          <table:table-cell office:value-type="string" table:style-name="ce19">
            <text:p>Geçerli bir şifre girin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5">
            <text:p>10.3</text:p>
          </table:table-cell>
          <table:table-cell office:value-type="string" table:style-name="ce19">
            <text:p>"Cihaz ekranını yatay moddan portre moduna döndürün</text:p>
          </table:table-cell>
          <table:table-cell office:value-type="string" table:style-name="ce19">
            <text:p>-Uygulama normal şekilde dönüyor ve alanlar hâlâ önceden girilen verilerle dolu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0.4</text:p>
          </table:table-cell>
          <table:table-cell office:value-type="string" table:style-name="ce19">
            <text:p>Click on "Start Dreaming"</text:p>
          </table:table-cell>
          <table:table-cell office:value-type="string" table:style-name="ce19">
            <text:p>-Kullanıcı başarıyla oturum açtı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5">
          <table:table-cell office:value-type="float" office:value="11" table:style-name="ce13">
            <text:p>11</text:p>
          </table:table-cell>
          <table:table-cell office:value-type="string" table:style-name="ce14">
            <text:p>E-postayı kullanarak şifre sıfırlama işlevini doğrulayın</text:p>
          </table:table-cell>
          <table:table-cell table:number-columns-repeated="2"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number-columns-repeated="16375"/>
        </table:table-row>
        <table:table-row table:style-name="ro4">
          <table:table-cell office:value-type="string" table:style-name="ce15">
            <text:p>11.1</text:p>
          </table:table-cell>
          <table:table-cell office:value-type="string" table:style-name="ce16">
            <text:p>Şifreyi Sıfırla'ya tıklayın</text:p>
          </table:table-cell>
          <table:table-cell table:style-name="ce16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1.2</text:p>
          </table:table-cell>
          <table:table-cell office:value-type="string" table:style-name="ce19">
            <text:p>Geçerli bir e-posta giriniz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5">
            <text:p>11.3</text:p>
          </table:table-cell>
          <table:table-cell office:value-type="string" table:style-name="ce19">
            <text:p>Parolayı Dinle'ye tıklayın</text:p>
          </table:table-cell>
          <table:table-cell office:value-type="string" table:style-name="ce19">
            <text:p>-Kullanıcının e-posta adresine bir mesaj gönderildiğini bildiren bir mesaj görünü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4">
          <table:table-cell office:value-type="string" table:style-name="ce15">
            <text:p>11.4</text:p>
          </table:table-cell>
          <table:table-cell office:value-type="string" table:style-name="ce19">
            <text:p>E-postaya gönderilen mesajın açılması</text:p>
          </table:table-cell>
          <table:table-cell table:style-name="ce19"/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5">
            <text:p>11.5</text:p>
          </table:table-cell>
          <table:table-cell office:value-type="string" table:style-name="ce19">
            <text:p>Giriş yapmak için e-postayla gönderilen şifreyi kullanın</text:p>
          </table:table-cell>
          <table:table-cell office:value-type="string" table:style-name="ce19">
            <text:p>Kullanıcı yeni şifreyi kullanarak normal şekilde giriş yapabili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style-name="ro6">
          <table:table-cell office:value-type="string" table:style-name="ce15">
            <text:p>11.6</text:p>
          </table:table-cell>
          <table:table-cell office:value-type="string" table:style-name="ce19">
            <text:p>Çıkış yapın ve eski şifreyi kullanarak giriş yapın</text:p>
          </table:table-cell>
          <table:table-cell office:value-type="string" table:style-name="ce19">
            <text:p>Giriş başarılı değil ve kullanıcıya şifrenin değiştiği bildiriliyor</text:p>
          </table:table-cell>
          <table:table-cell office:value-type="string" table:content-validation-name="val2" table:style-name="ce17">
            <text:p>Pass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office:value-type="string" table:content-validation-name="val2" table:style-name="ce17">
            <text:p>Ready to Test</text:p>
          </table:table-cell>
          <table:table-cell table:style-name="ce22"/>
          <table:table-cell table:number-columns-repeated="16375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Helvetica Neue" svg:font-family="&quot;Helvetica Neue&quot;"/>
    <style:font-face style:name="'Helvetica Neue'" svg:font-family="&quot;'Helvetica Neue'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date-style style:name="N37">
      <number:day/>
      <number:text>-</number:text>
      <number:month number:textual="true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D9EAD3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meta:initial-creator>Dilan</meta:initial-creator>
    <dc:creator>Dilan</dc:creator>
    <meta:creation-date>2024-01-14T14:24:45Z</meta:creation-date>
    <dc:date>2024-01-14T14:50:52Z</dc:date>
  </office:meta>
</office:document-meta>
</file>